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55308d"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55308d"/>
    </style:style>
    <style:style style:name="ce14" style:family="table-cell" style:parent-style-name="Default" style:data-style-name="N37"/>
    <style:style style:name="ce4" style:family="table-cell" style:parent-style-name="Default" style:data-style-name="N70">
      <style:table-cell-properties style:text-align-source="fix" style:repeat-content="false"/>
      <style:paragraph-properties fo:text-align="start" fo:margin-left="0cm"/>
      <style:text-properties fo:color="#55308d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er ist dran?</text:p>
          </table:table-cell>
          <table:table-cell table:style-name="ce1" office:value-type="string" calcext:value-type="string">
            <text:p>Kalenderwoche</text:p>
          </table:table-cell>
          <table:table-cell table:style-name="ce11" office:value-type="string" calcext:value-type="string">
            <text:p>Datum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Mietparteien</text:p>
          </table:table-cell>
          <table:table-cell table:style-name="ce1" office:value-type="string" calcext:value-type="string">
            <text:p>Anzahl der Mietparteien</text:p>
          </table:table-cell>
        </table:table-row>
        <table:table-row table:style-name="ro1">
          <table:table-cell table:style-name="ce2" table:formula="of:=INDEX([.G$2:.G$19]; MOD([.B2];[.$H$2])+1)" office:value-type="string" office:string-value="Wohnung Links" calcext:value-type="string">
            <text:p>Wohnung Links</text:p>
          </table:table-cell>
          <table:table-cell table:style-name="ce3" table:formula="of:=ISOWEEKNUM([.C2] )" office:value-type="float" office:value="2" calcext:value-type="float">
            <text:p>2</text:p>
          </table:table-cell>
          <table:table-cell table:style-name="ce12" table:formula="of:=NOW()" office:value-type="date" office:date-value="2024-01-13T11:25:16.86" calcext:value-type="date">
            <text:p>13.01.24</text:p>
          </table:table-cell>
          <table:table-cell table:style-name="ce1" office:value-type="string" calcext:value-type="string">
            <text:p>&lt; Start</text:p>
          </table:table-cell>
          <table:table-cell table:style-name="ce3"/>
          <table:table-cell table:style-name="ce4"/>
          <table:table-cell table:style-name="ce6" office:value-type="string" calcext:value-type="string">
            <text:p>Wohnung Mitte</text:p>
          </table:table-cell>
          <table:table-cell table:style-name="ce7" table:formula="of:=COUNTIF([.G$2:.G$19]; &quot;&lt;&gt;&quot;)" office:value-type="float" office:value="3" calcext:value-type="float">
            <text:p>3</text:p>
          </table:table-cell>
        </table:table-row>
        <table:table-row table:style-name="ro1">
          <table:table-cell table:style-name="ce2" table:formula="of:=INDEX([.G$2:.G$19]; MOD([.B3];[.$H$2])+1)" office:value-type="string" office:string-value="Wohnung Mitte" calcext:value-type="string">
            <text:p>Wohnung Mitte</text:p>
          </table:table-cell>
          <table:table-cell table:style-name="ce3" table:formula="of:=ISOWEEKNUM([.C3] )" office:value-type="float" office:value="3" calcext:value-type="float">
            <text:p>3</text:p>
          </table:table-cell>
          <table:table-cell table:style-name="ce13" table:formula="of:=[.C2] +7" office:value-type="date" office:date-value="2024-01-20T11:25:16.86" calcext:value-type="date">
            <text:p>20.01.24</text:p>
          </table:table-cell>
          <table:table-cell table:number-columns-repeated="3"/>
          <table:table-cell table:style-name="ce6" office:value-type="string" calcext:value-type="string">
            <text:p>Wohnung Rechts</text:p>
          </table:table-cell>
          <table:table-cell/>
        </table:table-row>
        <table:table-row table:style-name="ro1">
          <table:table-cell table:style-name="ce2" table:formula="of:=INDEX([.G$2:.G$19]; MOD([.B4];[.$H$2])+1)" office:value-type="string" office:string-value="Wohnung Rechts" calcext:value-type="string">
            <text:p>Wohnung Rechts</text:p>
          </table:table-cell>
          <table:table-cell table:style-name="ce3" table:formula="of:=ISOWEEKNUM([.C4] )" office:value-type="float" office:value="4" calcext:value-type="float">
            <text:p>4</text:p>
          </table:table-cell>
          <table:table-cell table:style-name="ce13" table:formula="of:=[.C3] +7" office:value-type="date" office:date-value="2024-01-27T11:25:16.86" calcext:value-type="date">
            <text:p>27.01.24</text:p>
          </table:table-cell>
          <table:table-cell table:number-columns-repeated="3"/>
          <table:table-cell table:style-name="ce6" office:value-type="string" calcext:value-type="string">
            <text:p>Wohnung Links</text:p>
          </table:table-cell>
          <table:table-cell/>
        </table:table-row>
        <table:table-row table:style-name="ro1">
          <table:table-cell table:style-name="ce2" table:formula="of:=INDEX([.G$2:.G$19]; MOD([.B5];[.$H$2])+1)" office:value-type="string" office:string-value="Wohnung Links" calcext:value-type="string">
            <text:p>Wohnung Links</text:p>
          </table:table-cell>
          <table:table-cell table:style-name="ce3" table:formula="of:=ISOWEEKNUM([.C5] )" office:value-type="float" office:value="5" calcext:value-type="float">
            <text:p>5</text:p>
          </table:table-cell>
          <table:table-cell table:style-name="ce13" table:formula="of:=[.C4] +7" office:value-type="date" office:date-value="2024-02-03T11:25:16.86" calcext:value-type="date">
            <text:p>03.02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6];[.$H$2])+1)" office:value-type="string" office:string-value="Wohnung Mitte" calcext:value-type="string">
            <text:p>Wohnung Mitte</text:p>
          </table:table-cell>
          <table:table-cell table:style-name="ce3" table:formula="of:=ISOWEEKNUM([.C6] )" office:value-type="float" office:value="6" calcext:value-type="float">
            <text:p>6</text:p>
          </table:table-cell>
          <table:table-cell table:style-name="ce13" table:formula="of:=[.C5] +7" office:value-type="date" office:date-value="2024-02-10T11:25:16.86" calcext:value-type="date">
            <text:p>10.02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7];[.$H$2])+1)" office:value-type="string" office:string-value="Wohnung Rechts" calcext:value-type="string">
            <text:p>Wohnung Rechts</text:p>
          </table:table-cell>
          <table:table-cell table:style-name="ce3" table:formula="of:=ISOWEEKNUM([.C7] )" office:value-type="float" office:value="7" calcext:value-type="float">
            <text:p>7</text:p>
          </table:table-cell>
          <table:table-cell table:style-name="ce13" table:formula="of:=[.C6] +7" office:value-type="date" office:date-value="2024-02-17T11:25:16.86" calcext:value-type="date">
            <text:p>17.02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8];[.$H$2])+1)" office:value-type="string" office:string-value="Wohnung Links" calcext:value-type="string">
            <text:p>Wohnung Links</text:p>
          </table:table-cell>
          <table:table-cell table:style-name="ce3" table:formula="of:=ISOWEEKNUM([.C8] )" office:value-type="float" office:value="8" calcext:value-type="float">
            <text:p>8</text:p>
          </table:table-cell>
          <table:table-cell table:style-name="ce13" table:formula="of:=[.C7] +7" office:value-type="date" office:date-value="2024-02-24T11:25:16.86" calcext:value-type="date">
            <text:p>24.02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9];[.$H$2])+1)" office:value-type="string" office:string-value="Wohnung Mitte" calcext:value-type="string">
            <text:p>Wohnung Mitte</text:p>
          </table:table-cell>
          <table:table-cell table:style-name="ce3" table:formula="of:=ISOWEEKNUM([.C9] )" office:value-type="float" office:value="9" calcext:value-type="float">
            <text:p>9</text:p>
          </table:table-cell>
          <table:table-cell table:style-name="ce13" table:formula="of:=[.C8] +7" office:value-type="date" office:date-value="2024-03-02T11:25:16.86" calcext:value-type="date">
            <text:p>02.03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10];[.$H$2])+1)" office:value-type="string" office:string-value="Wohnung Rechts" calcext:value-type="string">
            <text:p>Wohnung Rechts</text:p>
          </table:table-cell>
          <table:table-cell table:style-name="ce3" table:formula="of:=ISOWEEKNUM([.C10] )" office:value-type="float" office:value="10" calcext:value-type="float">
            <text:p>10</text:p>
          </table:table-cell>
          <table:table-cell table:style-name="ce13" table:formula="of:=[.C9] +7" office:value-type="date" office:date-value="2024-03-09T11:25:16.86" calcext:value-type="date">
            <text:p>09.03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11];[.$H$2])+1)" office:value-type="string" office:string-value="Wohnung Links" calcext:value-type="string">
            <text:p>Wohnung Links</text:p>
          </table:table-cell>
          <table:table-cell table:style-name="ce3" table:formula="of:=ISOWEEKNUM([.C11] )" office:value-type="float" office:value="11" calcext:value-type="float">
            <text:p>11</text:p>
          </table:table-cell>
          <table:table-cell table:style-name="ce13" table:formula="of:=[.C10] +7" office:value-type="date" office:date-value="2024-03-16T11:25:16.86" calcext:value-type="date">
            <text:p>16.03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12];[.$H$2])+1)" office:value-type="string" office:string-value="Wohnung Mitte" calcext:value-type="string">
            <text:p>Wohnung Mitte</text:p>
          </table:table-cell>
          <table:table-cell table:style-name="ce3" table:formula="of:=ISOWEEKNUM([.C12] )" office:value-type="float" office:value="12" calcext:value-type="float">
            <text:p>12</text:p>
          </table:table-cell>
          <table:table-cell table:style-name="ce13" table:formula="of:=[.C11] +7" office:value-type="date" office:date-value="2024-03-23T11:25:16.86" calcext:value-type="date">
            <text:p>23.03.2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2" table:formula="of:=INDEX([.G$2:.G$19]; MOD([.B13];[.$H$2])+1)" office:value-type="string" office:string-value="Wohnung Rechts" calcext:value-type="string">
            <text:p>Wohnung Rechts</text:p>
          </table:table-cell>
          <table:table-cell table:style-name="ce3" table:formula="of:=ISOWEEKNUM([.C13] )" office:value-type="float" office:value="13" calcext:value-type="float">
            <text:p>13</text:p>
          </table:table-cell>
          <table:table-cell table:style-name="ce13" table:formula="of:=[.C12] +7" office:value-type="date" office:date-value="2024-03-30T11:25:16.86" calcext:value-type="date">
            <text:p>30.03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4];[.$H$2])+1)" office:value-type="string" office:string-value="Wohnung Links" calcext:value-type="string">
            <text:p>Wohnung Links</text:p>
          </table:table-cell>
          <table:table-cell table:style-name="ce3" table:formula="of:=ISOWEEKNUM([.C14] )" office:value-type="float" office:value="14" calcext:value-type="float">
            <text:p>14</text:p>
          </table:table-cell>
          <table:table-cell table:style-name="ce13" table:formula="of:=[.C13] +7" office:value-type="date" office:date-value="2024-04-06T11:25:16.86" calcext:value-type="date">
            <text:p>06.04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5];[.$H$2])+1)" office:value-type="string" office:string-value="Wohnung Mitte" calcext:value-type="string">
            <text:p>Wohnung Mitte</text:p>
          </table:table-cell>
          <table:table-cell table:style-name="ce3" table:formula="of:=ISOWEEKNUM([.C15] )" office:value-type="float" office:value="15" calcext:value-type="float">
            <text:p>15</text:p>
          </table:table-cell>
          <table:table-cell table:style-name="ce13" table:formula="of:=[.C14] +7" office:value-type="date" office:date-value="2024-04-13T11:25:16.86" calcext:value-type="date">
            <text:p>13.04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6];[.$H$2])+1)" office:value-type="string" office:string-value="Wohnung Rechts" calcext:value-type="string">
            <text:p>Wohnung Rechts</text:p>
          </table:table-cell>
          <table:table-cell table:style-name="ce3" table:formula="of:=ISOWEEKNUM([.C16] )" office:value-type="float" office:value="16" calcext:value-type="float">
            <text:p>16</text:p>
          </table:table-cell>
          <table:table-cell table:style-name="ce13" table:formula="of:=[.C15] +7" office:value-type="date" office:date-value="2024-04-20T11:25:16.86" calcext:value-type="date">
            <text:p>20.04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7];[.$H$2])+1)" office:value-type="string" office:string-value="Wohnung Links" calcext:value-type="string">
            <text:p>Wohnung Links</text:p>
          </table:table-cell>
          <table:table-cell table:style-name="ce3" table:formula="of:=ISOWEEKNUM([.C17] )" office:value-type="float" office:value="17" calcext:value-type="float">
            <text:p>17</text:p>
          </table:table-cell>
          <table:table-cell table:style-name="ce13" table:formula="of:=[.C16] +7" office:value-type="date" office:date-value="2024-04-27T11:25:16.86" calcext:value-type="date">
            <text:p>27.04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8];[.$H$2])+1)" office:value-type="string" office:string-value="Wohnung Mitte" calcext:value-type="string">
            <text:p>Wohnung Mitte</text:p>
          </table:table-cell>
          <table:table-cell table:style-name="ce3" table:formula="of:=ISOWEEKNUM([.C18] )" office:value-type="float" office:value="18" calcext:value-type="float">
            <text:p>18</text:p>
          </table:table-cell>
          <table:table-cell table:style-name="ce13" table:formula="of:=[.C17] +7" office:value-type="date" office:date-value="2024-05-04T11:25:16.86" calcext:value-type="date">
            <text:p>04.05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19];[.$H$2])+1)" office:value-type="string" office:string-value="Wohnung Rechts" calcext:value-type="string">
            <text:p>Wohnung Rechts</text:p>
          </table:table-cell>
          <table:table-cell table:style-name="ce3" table:formula="of:=ISOWEEKNUM([.C19] )" office:value-type="float" office:value="19" calcext:value-type="float">
            <text:p>19</text:p>
          </table:table-cell>
          <table:table-cell table:style-name="ce13" table:formula="of:=[.C18] +7" office:value-type="date" office:date-value="2024-05-11T11:25:16.86" calcext:value-type="date">
            <text:p>11.05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0];[.$H$2])+1)" office:value-type="string" office:string-value="Wohnung Links" calcext:value-type="string">
            <text:p>Wohnung Links</text:p>
          </table:table-cell>
          <table:table-cell table:style-name="ce3" table:formula="of:=ISOWEEKNUM([.C20] )" office:value-type="float" office:value="20" calcext:value-type="float">
            <text:p>20</text:p>
          </table:table-cell>
          <table:table-cell table:style-name="ce13" table:formula="of:=[.C19] +7" office:value-type="date" office:date-value="2024-05-18T11:25:16.86" calcext:value-type="date">
            <text:p>18.05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1];[.$H$2])+1)" office:value-type="string" office:string-value="Wohnung Mitte" calcext:value-type="string">
            <text:p>Wohnung Mitte</text:p>
          </table:table-cell>
          <table:table-cell table:style-name="ce3" table:formula="of:=ISOWEEKNUM([.C21] )" office:value-type="float" office:value="21" calcext:value-type="float">
            <text:p>21</text:p>
          </table:table-cell>
          <table:table-cell table:style-name="ce13" table:formula="of:=[.C20] +7" office:value-type="date" office:date-value="2024-05-25T11:25:16.86" calcext:value-type="date">
            <text:p>25.05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2];[.$H$2])+1)" office:value-type="string" office:string-value="Wohnung Rechts" calcext:value-type="string">
            <text:p>Wohnung Rechts</text:p>
          </table:table-cell>
          <table:table-cell table:style-name="ce3" table:formula="of:=ISOWEEKNUM([.C22] )" office:value-type="float" office:value="22" calcext:value-type="float">
            <text:p>22</text:p>
          </table:table-cell>
          <table:table-cell table:style-name="ce13" table:formula="of:=[.C21] +7" office:value-type="date" office:date-value="2024-06-01T11:25:16.86" calcext:value-type="date">
            <text:p>01.06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3];[.$H$2])+1)" office:value-type="string" office:string-value="Wohnung Links" calcext:value-type="string">
            <text:p>Wohnung Links</text:p>
          </table:table-cell>
          <table:table-cell table:style-name="ce3" table:formula="of:=ISOWEEKNUM([.C23] )" office:value-type="float" office:value="23" calcext:value-type="float">
            <text:p>23</text:p>
          </table:table-cell>
          <table:table-cell table:style-name="ce13" table:formula="of:=[.C22] +7" office:value-type="date" office:date-value="2024-06-08T11:25:16.86" calcext:value-type="date">
            <text:p>08.06.24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2" table:formula="of:=INDEX([.G$2:.G$19]; MOD([.B24];[.$H$2])+1)" office:value-type="string" office:string-value="Wohnung Mitte" calcext:value-type="string">
            <text:p>Wohnung Mitte</text:p>
          </table:table-cell>
          <table:table-cell table:style-name="ce3" table:formula="of:=ISOWEEKNUM([.C24] )" office:value-type="float" office:value="24" calcext:value-type="float">
            <text:p>24</text:p>
          </table:table-cell>
          <table:table-cell table:style-name="ce13" table:formula="of:=[.C23] +7" office:value-type="date" office:date-value="2024-06-15T11:25:16.86" calcext:value-type="date">
            <text:p>15.06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5];[.$H$2])+1)" office:value-type="string" office:string-value="Wohnung Rechts" calcext:value-type="string">
            <text:p>Wohnung Rechts</text:p>
          </table:table-cell>
          <table:table-cell table:style-name="ce3" table:formula="of:=ISOWEEKNUM([.C25] )" office:value-type="float" office:value="25" calcext:value-type="float">
            <text:p>25</text:p>
          </table:table-cell>
          <table:table-cell table:style-name="ce13" table:formula="of:=[.C24] +7" office:value-type="date" office:date-value="2024-06-22T11:25:16.86" calcext:value-type="date">
            <text:p>22.06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6];[.$H$2])+1)" office:value-type="string" office:string-value="Wohnung Links" calcext:value-type="string">
            <text:p>Wohnung Links</text:p>
          </table:table-cell>
          <table:table-cell table:style-name="ce3" table:formula="of:=ISOWEEKNUM([.C26] )" office:value-type="float" office:value="26" calcext:value-type="float">
            <text:p>26</text:p>
          </table:table-cell>
          <table:table-cell table:style-name="ce13" table:formula="of:=[.C25] +7" office:value-type="date" office:date-value="2024-06-29T11:25:16.86" calcext:value-type="date">
            <text:p>29.06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7];[.$H$2])+1)" office:value-type="string" office:string-value="Wohnung Mitte" calcext:value-type="string">
            <text:p>Wohnung Mitte</text:p>
          </table:table-cell>
          <table:table-cell table:style-name="ce3" table:formula="of:=ISOWEEKNUM([.C27] )" office:value-type="float" office:value="27" calcext:value-type="float">
            <text:p>27</text:p>
          </table:table-cell>
          <table:table-cell table:style-name="ce13" table:formula="of:=[.C26] +7" office:value-type="date" office:date-value="2024-07-06T11:25:16.86" calcext:value-type="date">
            <text:p>06.07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8];[.$H$2])+1)" office:value-type="string" office:string-value="Wohnung Rechts" calcext:value-type="string">
            <text:p>Wohnung Rechts</text:p>
          </table:table-cell>
          <table:table-cell table:style-name="ce3" table:formula="of:=ISOWEEKNUM([.C28] )" office:value-type="float" office:value="28" calcext:value-type="float">
            <text:p>28</text:p>
          </table:table-cell>
          <table:table-cell table:style-name="ce13" table:formula="of:=[.C27] +7" office:value-type="date" office:date-value="2024-07-13T11:25:16.86" calcext:value-type="date">
            <text:p>13.07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29];[.$H$2])+1)" office:value-type="string" office:string-value="Wohnung Links" calcext:value-type="string">
            <text:p>Wohnung Links</text:p>
          </table:table-cell>
          <table:table-cell table:style-name="ce3" table:formula="of:=ISOWEEKNUM([.C29] )" office:value-type="float" office:value="29" calcext:value-type="float">
            <text:p>29</text:p>
          </table:table-cell>
          <table:table-cell table:style-name="ce13" table:formula="of:=[.C28] +7" office:value-type="date" office:date-value="2024-07-20T11:25:16.86" calcext:value-type="date">
            <text:p>20.07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0];[.$H$2])+1)" office:value-type="string" office:string-value="Wohnung Mitte" calcext:value-type="string">
            <text:p>Wohnung Mitte</text:p>
          </table:table-cell>
          <table:table-cell table:style-name="ce3" table:formula="of:=ISOWEEKNUM([.C30] )" office:value-type="float" office:value="30" calcext:value-type="float">
            <text:p>30</text:p>
          </table:table-cell>
          <table:table-cell table:style-name="ce13" table:formula="of:=[.C29] +7" office:value-type="date" office:date-value="2024-07-27T11:25:16.86" calcext:value-type="date">
            <text:p>27.07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1];[.$H$2])+1)" office:value-type="string" office:string-value="Wohnung Rechts" calcext:value-type="string">
            <text:p>Wohnung Rechts</text:p>
          </table:table-cell>
          <table:table-cell table:style-name="ce3" table:formula="of:=ISOWEEKNUM([.C31] )" office:value-type="float" office:value="31" calcext:value-type="float">
            <text:p>31</text:p>
          </table:table-cell>
          <table:table-cell table:style-name="ce13" table:formula="of:=[.C30] +7" office:value-type="date" office:date-value="2024-08-03T11:25:16.86" calcext:value-type="date">
            <text:p>03.08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2];[.$H$2])+1)" office:value-type="string" office:string-value="Wohnung Links" calcext:value-type="string">
            <text:p>Wohnung Links</text:p>
          </table:table-cell>
          <table:table-cell table:style-name="ce3" table:formula="of:=ISOWEEKNUM([.C32] )" office:value-type="float" office:value="32" calcext:value-type="float">
            <text:p>32</text:p>
          </table:table-cell>
          <table:table-cell table:style-name="ce13" table:formula="of:=[.C31] +7" office:value-type="date" office:date-value="2024-08-10T11:25:16.86" calcext:value-type="date">
            <text:p>10.08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3];[.$H$2])+1)" office:value-type="string" office:string-value="Wohnung Mitte" calcext:value-type="string">
            <text:p>Wohnung Mitte</text:p>
          </table:table-cell>
          <table:table-cell table:style-name="ce3" table:formula="of:=ISOWEEKNUM([.C33] )" office:value-type="float" office:value="33" calcext:value-type="float">
            <text:p>33</text:p>
          </table:table-cell>
          <table:table-cell table:style-name="ce13" table:formula="of:=[.C32] +7" office:value-type="date" office:date-value="2024-08-17T11:25:16.86" calcext:value-type="date">
            <text:p>17.08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4];[.$H$2])+1)" office:value-type="string" office:string-value="Wohnung Rechts" calcext:value-type="string">
            <text:p>Wohnung Rechts</text:p>
          </table:table-cell>
          <table:table-cell table:style-name="ce3" table:formula="of:=ISOWEEKNUM([.C34] )" office:value-type="float" office:value="34" calcext:value-type="float">
            <text:p>34</text:p>
          </table:table-cell>
          <table:table-cell table:style-name="ce13" table:formula="of:=[.C33] +7" office:value-type="date" office:date-value="2024-08-24T11:25:16.86" calcext:value-type="date">
            <text:p>24.08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5];[.$H$2])+1)" office:value-type="string" office:string-value="Wohnung Links" calcext:value-type="string">
            <text:p>Wohnung Links</text:p>
          </table:table-cell>
          <table:table-cell table:style-name="ce3" table:formula="of:=ISOWEEKNUM([.C35] )" office:value-type="float" office:value="35" calcext:value-type="float">
            <text:p>35</text:p>
          </table:table-cell>
          <table:table-cell table:style-name="ce13" table:formula="of:=[.C34] +7" office:value-type="date" office:date-value="2024-08-31T11:25:16.86" calcext:value-type="date">
            <text:p>31.08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6];[.$H$2])+1)" office:value-type="string" office:string-value="Wohnung Mitte" calcext:value-type="string">
            <text:p>Wohnung Mitte</text:p>
          </table:table-cell>
          <table:table-cell table:style-name="ce3" table:formula="of:=ISOWEEKNUM([.C36] )" office:value-type="float" office:value="36" calcext:value-type="float">
            <text:p>36</text:p>
          </table:table-cell>
          <table:table-cell table:style-name="ce13" table:formula="of:=[.C35] +7" office:value-type="date" office:date-value="2024-09-07T11:25:16.86" calcext:value-type="date">
            <text:p>07.09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7];[.$H$2])+1)" office:value-type="string" office:string-value="Wohnung Rechts" calcext:value-type="string">
            <text:p>Wohnung Rechts</text:p>
          </table:table-cell>
          <table:table-cell table:style-name="ce3" table:formula="of:=ISOWEEKNUM([.C37] )" office:value-type="float" office:value="37" calcext:value-type="float">
            <text:p>37</text:p>
          </table:table-cell>
          <table:table-cell table:style-name="ce13" table:formula="of:=[.C36] +7" office:value-type="date" office:date-value="2024-09-14T11:25:16.86" calcext:value-type="date">
            <text:p>14.09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8];[.$H$2])+1)" office:value-type="string" office:string-value="Wohnung Links" calcext:value-type="string">
            <text:p>Wohnung Links</text:p>
          </table:table-cell>
          <table:table-cell table:style-name="ce3" table:formula="of:=ISOWEEKNUM([.C38] )" office:value-type="float" office:value="38" calcext:value-type="float">
            <text:p>38</text:p>
          </table:table-cell>
          <table:table-cell table:style-name="ce13" table:formula="of:=[.C37] +7" office:value-type="date" office:date-value="2024-09-21T11:25:16.86" calcext:value-type="date">
            <text:p>21.09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39];[.$H$2])+1)" office:value-type="string" office:string-value="Wohnung Mitte" calcext:value-type="string">
            <text:p>Wohnung Mitte</text:p>
          </table:table-cell>
          <table:table-cell table:style-name="ce3" table:formula="of:=ISOWEEKNUM([.C39] )" office:value-type="float" office:value="39" calcext:value-type="float">
            <text:p>39</text:p>
          </table:table-cell>
          <table:table-cell table:style-name="ce13" table:formula="of:=[.C38] +7" office:value-type="date" office:date-value="2024-09-28T11:25:16.86" calcext:value-type="date">
            <text:p>28.09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0];[.$H$2])+1)" office:value-type="string" office:string-value="Wohnung Rechts" calcext:value-type="string">
            <text:p>Wohnung Rechts</text:p>
          </table:table-cell>
          <table:table-cell table:style-name="ce3" table:formula="of:=ISOWEEKNUM([.C40] )" office:value-type="float" office:value="40" calcext:value-type="float">
            <text:p>40</text:p>
          </table:table-cell>
          <table:table-cell table:style-name="ce13" table:formula="of:=[.C39] +7" office:value-type="date" office:date-value="2024-10-05T11:25:16.86" calcext:value-type="date">
            <text:p>05.10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1];[.$H$2])+1)" office:value-type="string" office:string-value="Wohnung Links" calcext:value-type="string">
            <text:p>Wohnung Links</text:p>
          </table:table-cell>
          <table:table-cell table:style-name="ce3" table:formula="of:=ISOWEEKNUM([.C41] )" office:value-type="float" office:value="41" calcext:value-type="float">
            <text:p>41</text:p>
          </table:table-cell>
          <table:table-cell table:style-name="ce13" table:formula="of:=[.C40] +7" office:value-type="date" office:date-value="2024-10-12T11:25:16.86" calcext:value-type="date">
            <text:p>12.10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2];[.$H$2])+1)" office:value-type="string" office:string-value="Wohnung Mitte" calcext:value-type="string">
            <text:p>Wohnung Mitte</text:p>
          </table:table-cell>
          <table:table-cell table:style-name="ce3" table:formula="of:=ISOWEEKNUM([.C42] )" office:value-type="float" office:value="42" calcext:value-type="float">
            <text:p>42</text:p>
          </table:table-cell>
          <table:table-cell table:style-name="ce13" table:formula="of:=[.C41] +7" office:value-type="date" office:date-value="2024-10-19T11:25:16.86" calcext:value-type="date">
            <text:p>19.10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3];[.$H$2])+1)" office:value-type="string" office:string-value="Wohnung Rechts" calcext:value-type="string">
            <text:p>Wohnung Rechts</text:p>
          </table:table-cell>
          <table:table-cell table:style-name="ce3" table:formula="of:=ISOWEEKNUM([.C43] )" office:value-type="float" office:value="43" calcext:value-type="float">
            <text:p>43</text:p>
          </table:table-cell>
          <table:table-cell table:style-name="ce13" table:formula="of:=[.C42] +7" office:value-type="date" office:date-value="2024-10-26T11:25:16.86" calcext:value-type="date">
            <text:p>26.10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4];[.$H$2])+1)" office:value-type="string" office:string-value="Wohnung Links" calcext:value-type="string">
            <text:p>Wohnung Links</text:p>
          </table:table-cell>
          <table:table-cell table:style-name="ce3" table:formula="of:=ISOWEEKNUM([.C44] )" office:value-type="float" office:value="44" calcext:value-type="float">
            <text:p>44</text:p>
          </table:table-cell>
          <table:table-cell table:style-name="ce13" table:formula="of:=[.C43] +7" office:value-type="date" office:date-value="2024-11-02T11:25:16.86" calcext:value-type="date">
            <text:p>02.11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5];[.$H$2])+1)" office:value-type="string" office:string-value="Wohnung Mitte" calcext:value-type="string">
            <text:p>Wohnung Mitte</text:p>
          </table:table-cell>
          <table:table-cell table:style-name="ce3" table:formula="of:=ISOWEEKNUM([.C45] )" office:value-type="float" office:value="45" calcext:value-type="float">
            <text:p>45</text:p>
          </table:table-cell>
          <table:table-cell table:style-name="ce13" table:formula="of:=[.C44] +7" office:value-type="date" office:date-value="2024-11-09T11:25:16.86" calcext:value-type="date">
            <text:p>09.11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6];[.$H$2])+1)" office:value-type="string" office:string-value="Wohnung Rechts" calcext:value-type="string">
            <text:p>Wohnung Rechts</text:p>
          </table:table-cell>
          <table:table-cell table:style-name="ce3" table:formula="of:=ISOWEEKNUM([.C46] )" office:value-type="float" office:value="46" calcext:value-type="float">
            <text:p>46</text:p>
          </table:table-cell>
          <table:table-cell table:style-name="ce13" table:formula="of:=[.C45] +7" office:value-type="date" office:date-value="2024-11-16T11:25:16.86" calcext:value-type="date">
            <text:p>16.11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7];[.$H$2])+1)" office:value-type="string" office:string-value="Wohnung Links" calcext:value-type="string">
            <text:p>Wohnung Links</text:p>
          </table:table-cell>
          <table:table-cell table:style-name="ce3" table:formula="of:=ISOWEEKNUM([.C47] )" office:value-type="float" office:value="47" calcext:value-type="float">
            <text:p>47</text:p>
          </table:table-cell>
          <table:table-cell table:style-name="ce13" table:formula="of:=[.C46] +7" office:value-type="date" office:date-value="2024-11-23T11:25:16.86" calcext:value-type="date">
            <text:p>23.11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8];[.$H$2])+1)" office:value-type="string" office:string-value="Wohnung Mitte" calcext:value-type="string">
            <text:p>Wohnung Mitte</text:p>
          </table:table-cell>
          <table:table-cell table:style-name="ce3" table:formula="of:=ISOWEEKNUM([.C48] )" office:value-type="float" office:value="48" calcext:value-type="float">
            <text:p>48</text:p>
          </table:table-cell>
          <table:table-cell table:style-name="ce13" table:formula="of:=[.C47] +7" office:value-type="date" office:date-value="2024-11-30T11:25:16.86" calcext:value-type="date">
            <text:p>30.11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49];[.$H$2])+1)" office:value-type="string" office:string-value="Wohnung Rechts" calcext:value-type="string">
            <text:p>Wohnung Rechts</text:p>
          </table:table-cell>
          <table:table-cell table:style-name="ce3" table:formula="of:=ISOWEEKNUM([.C49] )" office:value-type="float" office:value="49" calcext:value-type="float">
            <text:p>49</text:p>
          </table:table-cell>
          <table:table-cell table:style-name="ce13" table:formula="of:=[.C48] +7" office:value-type="date" office:date-value="2024-12-07T11:25:16.86" calcext:value-type="date">
            <text:p>07.12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50];[.$H$2])+1)" office:value-type="string" office:string-value="Wohnung Links" calcext:value-type="string">
            <text:p>Wohnung Links</text:p>
          </table:table-cell>
          <table:table-cell table:style-name="ce3" table:formula="of:=ISOWEEKNUM([.C50] )" office:value-type="float" office:value="50" calcext:value-type="float">
            <text:p>50</text:p>
          </table:table-cell>
          <table:table-cell table:style-name="ce13" table:formula="of:=[.C49] +7" office:value-type="date" office:date-value="2024-12-14T11:25:16.86" calcext:value-type="date">
            <text:p>14.12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51];[.$H$2])+1)" office:value-type="string" office:string-value="Wohnung Mitte" calcext:value-type="string">
            <text:p>Wohnung Mitte</text:p>
          </table:table-cell>
          <table:table-cell table:style-name="ce3" table:formula="of:=ISOWEEKNUM([.C51] )" office:value-type="float" office:value="51" calcext:value-type="float">
            <text:p>51</text:p>
          </table:table-cell>
          <table:table-cell table:style-name="ce13" table:formula="of:=[.C50] +7" office:value-type="date" office:date-value="2024-12-21T11:25:16.86" calcext:value-type="date">
            <text:p>21.12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52];[.$H$2])+1)" office:value-type="string" office:string-value="Wohnung Rechts" calcext:value-type="string">
            <text:p>Wohnung Rechts</text:p>
          </table:table-cell>
          <table:table-cell table:style-name="ce3" table:formula="of:=ISOWEEKNUM([.C52] )" office:value-type="float" office:value="52" calcext:value-type="float">
            <text:p>52</text:p>
          </table:table-cell>
          <table:table-cell table:style-name="ce13" table:formula="of:=[.C51] +7" office:value-type="date" office:date-value="2024-12-28T11:25:16.86" calcext:value-type="date">
            <text:p>28.12.24</text:p>
          </table:table-cell>
          <table:table-cell table:number-columns-repeated="5"/>
        </table:table-row>
        <table:table-row table:style-name="ro1">
          <table:table-cell table:style-name="ce2" table:formula="of:=INDEX([.G$2:.G$19]; MOD([.B53];[.$H$2])+1)" office:value-type="string" office:string-value="Wohnung Rechts" calcext:value-type="string">
            <text:p>Wohnung Rechts</text:p>
          </table:table-cell>
          <table:table-cell table:style-name="ce3" table:formula="of:=ISOWEEKNUM([.C53] )" office:value-type="float" office:value="1" calcext:value-type="float">
            <text:p>1</text:p>
          </table:table-cell>
          <table:table-cell table:style-name="ce13" table:formula="of:=[.C52] +7" office:value-type="date" office:date-value="2025-01-04T11:25:16.86" calcext:value-type="date">
            <text:p>04.01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4];[.$H$2])+1)" office:value-type="string" office:string-value="Wohnung Links" calcext:value-type="string">
            <text:p>Wohnung Links</text:p>
          </table:table-cell>
          <table:table-cell table:style-name="ce3" table:formula="of:=ISOWEEKNUM([.C54] )" office:value-type="float" office:value="2" calcext:value-type="float">
            <text:p>2</text:p>
          </table:table-cell>
          <table:table-cell table:style-name="ce13" table:formula="of:=[.C53] +7" office:value-type="date" office:date-value="2025-01-11T11:25:16.86" calcext:value-type="date">
            <text:p>11.01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5];[.$H$2])+1)" office:value-type="string" office:string-value="Wohnung Mitte" calcext:value-type="string">
            <text:p>Wohnung Mitte</text:p>
          </table:table-cell>
          <table:table-cell table:style-name="ce3" table:formula="of:=ISOWEEKNUM([.C55] )" office:value-type="float" office:value="3" calcext:value-type="float">
            <text:p>3</text:p>
          </table:table-cell>
          <table:table-cell table:style-name="ce13" table:formula="of:=[.C54] +7" office:value-type="date" office:date-value="2025-01-18T11:25:16.86" calcext:value-type="date">
            <text:p>18.01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6];[.$H$2])+1)" office:value-type="string" office:string-value="Wohnung Rechts" calcext:value-type="string">
            <text:p>Wohnung Rechts</text:p>
          </table:table-cell>
          <table:table-cell table:style-name="ce3" table:formula="of:=ISOWEEKNUM([.C56] )" office:value-type="float" office:value="4" calcext:value-type="float">
            <text:p>4</text:p>
          </table:table-cell>
          <table:table-cell table:style-name="ce13" table:formula="of:=[.C55] +7" office:value-type="date" office:date-value="2025-01-25T11:25:16.86" calcext:value-type="date">
            <text:p>25.01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7];[.$H$2])+1)" office:value-type="string" office:string-value="Wohnung Links" calcext:value-type="string">
            <text:p>Wohnung Links</text:p>
          </table:table-cell>
          <table:table-cell table:style-name="ce3" table:formula="of:=ISOWEEKNUM([.C57] )" office:value-type="float" office:value="5" calcext:value-type="float">
            <text:p>5</text:p>
          </table:table-cell>
          <table:table-cell table:style-name="ce13" table:formula="of:=[.C56] +7" office:value-type="date" office:date-value="2025-02-01T11:25:16.86" calcext:value-type="date">
            <text:p>01.02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8];[.$H$2])+1)" office:value-type="string" office:string-value="Wohnung Mitte" calcext:value-type="string">
            <text:p>Wohnung Mitte</text:p>
          </table:table-cell>
          <table:table-cell table:style-name="ce3" table:formula="of:=ISOWEEKNUM([.C58] )" office:value-type="float" office:value="6" calcext:value-type="float">
            <text:p>6</text:p>
          </table:table-cell>
          <table:table-cell table:style-name="ce13" table:formula="of:=[.C57] +7" office:value-type="date" office:date-value="2025-02-08T11:25:16.86" calcext:value-type="date">
            <text:p>08.02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59];[.$H$2])+1)" office:value-type="string" office:string-value="Wohnung Rechts" calcext:value-type="string">
            <text:p>Wohnung Rechts</text:p>
          </table:table-cell>
          <table:table-cell table:style-name="ce3" table:formula="of:=ISOWEEKNUM([.C59] )" office:value-type="float" office:value="7" calcext:value-type="float">
            <text:p>7</text:p>
          </table:table-cell>
          <table:table-cell table:style-name="ce13" table:formula="of:=[.C58] +7" office:value-type="date" office:date-value="2025-02-15T11:25:16.86" calcext:value-type="date">
            <text:p>15.02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0];[.$H$2])+1)" office:value-type="string" office:string-value="Wohnung Links" calcext:value-type="string">
            <text:p>Wohnung Links</text:p>
          </table:table-cell>
          <table:table-cell table:style-name="ce3" table:formula="of:=ISOWEEKNUM([.C60] )" office:value-type="float" office:value="8" calcext:value-type="float">
            <text:p>8</text:p>
          </table:table-cell>
          <table:table-cell table:style-name="ce13" table:formula="of:=[.C59] +7" office:value-type="date" office:date-value="2025-02-22T11:25:16.86" calcext:value-type="date">
            <text:p>22.02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1];[.$H$2])+1)" office:value-type="string" office:string-value="Wohnung Mitte" calcext:value-type="string">
            <text:p>Wohnung Mitte</text:p>
          </table:table-cell>
          <table:table-cell table:style-name="ce3" table:formula="of:=ISOWEEKNUM([.C61] )" office:value-type="float" office:value="9" calcext:value-type="float">
            <text:p>9</text:p>
          </table:table-cell>
          <table:table-cell table:style-name="ce13" table:formula="of:=[.C60] +7" office:value-type="date" office:date-value="2025-03-01T11:25:16.86" calcext:value-type="date">
            <text:p>01.03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2];[.$H$2])+1)" office:value-type="string" office:string-value="Wohnung Rechts" calcext:value-type="string">
            <text:p>Wohnung Rechts</text:p>
          </table:table-cell>
          <table:table-cell table:style-name="ce3" table:formula="of:=ISOWEEKNUM([.C62] )" office:value-type="float" office:value="10" calcext:value-type="float">
            <text:p>10</text:p>
          </table:table-cell>
          <table:table-cell table:style-name="ce13" table:formula="of:=[.C61] +7" office:value-type="date" office:date-value="2025-03-08T11:25:16.86" calcext:value-type="date">
            <text:p>08.03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3];[.$H$2])+1)" office:value-type="string" office:string-value="Wohnung Links" calcext:value-type="string">
            <text:p>Wohnung Links</text:p>
          </table:table-cell>
          <table:table-cell table:style-name="ce3" table:formula="of:=ISOWEEKNUM([.C63] )" office:value-type="float" office:value="11" calcext:value-type="float">
            <text:p>11</text:p>
          </table:table-cell>
          <table:table-cell table:style-name="ce13" table:formula="of:=[.C62] +7" office:value-type="date" office:date-value="2025-03-15T11:25:16.86" calcext:value-type="date">
            <text:p>15.03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4];[.$H$2])+1)" office:value-type="string" office:string-value="Wohnung Mitte" calcext:value-type="string">
            <text:p>Wohnung Mitte</text:p>
          </table:table-cell>
          <table:table-cell table:style-name="ce3" table:formula="of:=ISOWEEKNUM([.C64] )" office:value-type="float" office:value="12" calcext:value-type="float">
            <text:p>12</text:p>
          </table:table-cell>
          <table:table-cell table:style-name="ce13" table:formula="of:=[.C63] +7" office:value-type="date" office:date-value="2025-03-22T11:25:16.86" calcext:value-type="date">
            <text:p>22.03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5];[.$H$2])+1)" office:value-type="string" office:string-value="Wohnung Rechts" calcext:value-type="string">
            <text:p>Wohnung Rechts</text:p>
          </table:table-cell>
          <table:table-cell table:style-name="ce3" table:formula="of:=ISOWEEKNUM([.C65] )" office:value-type="float" office:value="13" calcext:value-type="float">
            <text:p>13</text:p>
          </table:table-cell>
          <table:table-cell table:style-name="ce13" table:formula="of:=[.C64] +7" office:value-type="date" office:date-value="2025-03-29T11:25:16.86" calcext:value-type="date">
            <text:p>29.03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6];[.$H$2])+1)" office:value-type="string" office:string-value="Wohnung Links" calcext:value-type="string">
            <text:p>Wohnung Links</text:p>
          </table:table-cell>
          <table:table-cell table:style-name="ce3" table:formula="of:=ISOWEEKNUM([.C66] )" office:value-type="float" office:value="14" calcext:value-type="float">
            <text:p>14</text:p>
          </table:table-cell>
          <table:table-cell table:style-name="ce13" table:formula="of:=[.C65] +7" office:value-type="date" office:date-value="2025-04-05T11:25:16.86" calcext:value-type="date">
            <text:p>05.04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7];[.$H$2])+1)" office:value-type="string" office:string-value="Wohnung Mitte" calcext:value-type="string">
            <text:p>Wohnung Mitte</text:p>
          </table:table-cell>
          <table:table-cell table:style-name="ce3" table:formula="of:=ISOWEEKNUM([.C67] )" office:value-type="float" office:value="15" calcext:value-type="float">
            <text:p>15</text:p>
          </table:table-cell>
          <table:table-cell table:style-name="ce13" table:formula="of:=[.C66] +7" office:value-type="date" office:date-value="2025-04-12T11:25:16.86" calcext:value-type="date">
            <text:p>12.04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8];[.$H$2])+1)" office:value-type="string" office:string-value="Wohnung Rechts" calcext:value-type="string">
            <text:p>Wohnung Rechts</text:p>
          </table:table-cell>
          <table:table-cell table:style-name="ce3" table:formula="of:=ISOWEEKNUM([.C68] )" office:value-type="float" office:value="16" calcext:value-type="float">
            <text:p>16</text:p>
          </table:table-cell>
          <table:table-cell table:style-name="ce13" table:formula="of:=[.C67] +7" office:value-type="date" office:date-value="2025-04-19T11:25:16.86" calcext:value-type="date">
            <text:p>19.04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69];[.$H$2])+1)" office:value-type="string" office:string-value="Wohnung Links" calcext:value-type="string">
            <text:p>Wohnung Links</text:p>
          </table:table-cell>
          <table:table-cell table:style-name="ce3" table:formula="of:=ISOWEEKNUM([.C69] )" office:value-type="float" office:value="17" calcext:value-type="float">
            <text:p>17</text:p>
          </table:table-cell>
          <table:table-cell table:style-name="ce13" table:formula="of:=[.C68] +7" office:value-type="date" office:date-value="2025-04-26T11:25:16.86" calcext:value-type="date">
            <text:p>26.04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0];[.$H$2])+1)" office:value-type="string" office:string-value="Wohnung Mitte" calcext:value-type="string">
            <text:p>Wohnung Mitte</text:p>
          </table:table-cell>
          <table:table-cell table:style-name="ce3" table:formula="of:=ISOWEEKNUM([.C70] )" office:value-type="float" office:value="18" calcext:value-type="float">
            <text:p>18</text:p>
          </table:table-cell>
          <table:table-cell table:style-name="ce13" table:formula="of:=[.C69] +7" office:value-type="date" office:date-value="2025-05-03T11:25:16.86" calcext:value-type="date">
            <text:p>03.05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1];[.$H$2])+1)" office:value-type="string" office:string-value="Wohnung Rechts" calcext:value-type="string">
            <text:p>Wohnung Rechts</text:p>
          </table:table-cell>
          <table:table-cell table:style-name="ce3" table:formula="of:=ISOWEEKNUM([.C71] )" office:value-type="float" office:value="19" calcext:value-type="float">
            <text:p>19</text:p>
          </table:table-cell>
          <table:table-cell table:style-name="ce13" table:formula="of:=[.C70] +7" office:value-type="date" office:date-value="2025-05-10T11:25:16.86" calcext:value-type="date">
            <text:p>10.05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2];[.$H$2])+1)" office:value-type="string" office:string-value="Wohnung Links" calcext:value-type="string">
            <text:p>Wohnung Links</text:p>
          </table:table-cell>
          <table:table-cell table:style-name="ce3" table:formula="of:=ISOWEEKNUM([.C72] )" office:value-type="float" office:value="20" calcext:value-type="float">
            <text:p>20</text:p>
          </table:table-cell>
          <table:table-cell table:style-name="ce13" table:formula="of:=[.C71] +7" office:value-type="date" office:date-value="2025-05-17T11:25:16.86" calcext:value-type="date">
            <text:p>17.05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3];[.$H$2])+1)" office:value-type="string" office:string-value="Wohnung Mitte" calcext:value-type="string">
            <text:p>Wohnung Mitte</text:p>
          </table:table-cell>
          <table:table-cell table:style-name="ce3" table:formula="of:=ISOWEEKNUM([.C73] )" office:value-type="float" office:value="21" calcext:value-type="float">
            <text:p>21</text:p>
          </table:table-cell>
          <table:table-cell table:style-name="ce13" table:formula="of:=[.C72] +7" office:value-type="date" office:date-value="2025-05-24T11:25:16.86" calcext:value-type="date">
            <text:p>24.05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4];[.$H$2])+1)" office:value-type="string" office:string-value="Wohnung Rechts" calcext:value-type="string">
            <text:p>Wohnung Rechts</text:p>
          </table:table-cell>
          <table:table-cell table:style-name="ce3" table:formula="of:=ISOWEEKNUM([.C74] )" office:value-type="float" office:value="22" calcext:value-type="float">
            <text:p>22</text:p>
          </table:table-cell>
          <table:table-cell table:style-name="ce13" table:formula="of:=[.C73] +7" office:value-type="date" office:date-value="2025-05-31T11:25:16.86" calcext:value-type="date">
            <text:p>31.05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5];[.$H$2])+1)" office:value-type="string" office:string-value="Wohnung Links" calcext:value-type="string">
            <text:p>Wohnung Links</text:p>
          </table:table-cell>
          <table:table-cell table:style-name="ce3" table:formula="of:=ISOWEEKNUM([.C75] )" office:value-type="float" office:value="23" calcext:value-type="float">
            <text:p>23</text:p>
          </table:table-cell>
          <table:table-cell table:style-name="ce13" table:formula="of:=[.C74] +7" office:value-type="date" office:date-value="2025-06-07T11:25:16.86" calcext:value-type="date">
            <text:p>07.06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6];[.$H$2])+1)" office:value-type="string" office:string-value="Wohnung Mitte" calcext:value-type="string">
            <text:p>Wohnung Mitte</text:p>
          </table:table-cell>
          <table:table-cell table:style-name="ce3" table:formula="of:=ISOWEEKNUM([.C76] )" office:value-type="float" office:value="24" calcext:value-type="float">
            <text:p>24</text:p>
          </table:table-cell>
          <table:table-cell table:style-name="ce13" table:formula="of:=[.C75] +7" office:value-type="date" office:date-value="2025-06-14T11:25:16.86" calcext:value-type="date">
            <text:p>14.06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7];[.$H$2])+1)" office:value-type="string" office:string-value="Wohnung Rechts" calcext:value-type="string">
            <text:p>Wohnung Rechts</text:p>
          </table:table-cell>
          <table:table-cell table:style-name="ce3" table:formula="of:=ISOWEEKNUM([.C77] )" office:value-type="float" office:value="25" calcext:value-type="float">
            <text:p>25</text:p>
          </table:table-cell>
          <table:table-cell table:style-name="ce13" table:formula="of:=[.C76] +7" office:value-type="date" office:date-value="2025-06-21T11:25:16.86" calcext:value-type="date">
            <text:p>21.06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8];[.$H$2])+1)" office:value-type="string" office:string-value="Wohnung Links" calcext:value-type="string">
            <text:p>Wohnung Links</text:p>
          </table:table-cell>
          <table:table-cell table:style-name="ce3" table:formula="of:=ISOWEEKNUM([.C78] )" office:value-type="float" office:value="26" calcext:value-type="float">
            <text:p>26</text:p>
          </table:table-cell>
          <table:table-cell table:style-name="ce13" table:formula="of:=[.C77] +7" office:value-type="date" office:date-value="2025-06-28T11:25:16.86" calcext:value-type="date">
            <text:p>28.06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79];[.$H$2])+1)" office:value-type="string" office:string-value="Wohnung Mitte" calcext:value-type="string">
            <text:p>Wohnung Mitte</text:p>
          </table:table-cell>
          <table:table-cell table:style-name="ce3" table:formula="of:=ISOWEEKNUM([.C79] )" office:value-type="float" office:value="27" calcext:value-type="float">
            <text:p>27</text:p>
          </table:table-cell>
          <table:table-cell table:style-name="ce13" table:formula="of:=[.C78] +7" office:value-type="date" office:date-value="2025-07-05T11:25:16.86" calcext:value-type="date">
            <text:p>05.07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0];[.$H$2])+1)" office:value-type="string" office:string-value="Wohnung Rechts" calcext:value-type="string">
            <text:p>Wohnung Rechts</text:p>
          </table:table-cell>
          <table:table-cell table:style-name="ce3" table:formula="of:=ISOWEEKNUM([.C80] )" office:value-type="float" office:value="28" calcext:value-type="float">
            <text:p>28</text:p>
          </table:table-cell>
          <table:table-cell table:style-name="ce13" table:formula="of:=[.C79] +7" office:value-type="date" office:date-value="2025-07-12T11:25:16.86" calcext:value-type="date">
            <text:p>12.07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1];[.$H$2])+1)" office:value-type="string" office:string-value="Wohnung Links" calcext:value-type="string">
            <text:p>Wohnung Links</text:p>
          </table:table-cell>
          <table:table-cell table:style-name="ce3" table:formula="of:=ISOWEEKNUM([.C81] )" office:value-type="float" office:value="29" calcext:value-type="float">
            <text:p>29</text:p>
          </table:table-cell>
          <table:table-cell table:style-name="ce13" table:formula="of:=[.C80] +7" office:value-type="date" office:date-value="2025-07-19T11:25:16.86" calcext:value-type="date">
            <text:p>19.07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2];[.$H$2])+1)" office:value-type="string" office:string-value="Wohnung Mitte" calcext:value-type="string">
            <text:p>Wohnung Mitte</text:p>
          </table:table-cell>
          <table:table-cell table:style-name="ce3" table:formula="of:=ISOWEEKNUM([.C82] )" office:value-type="float" office:value="30" calcext:value-type="float">
            <text:p>30</text:p>
          </table:table-cell>
          <table:table-cell table:style-name="ce13" table:formula="of:=[.C81] +7" office:value-type="date" office:date-value="2025-07-26T11:25:16.86" calcext:value-type="date">
            <text:p>26.07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3];[.$H$2])+1)" office:value-type="string" office:string-value="Wohnung Rechts" calcext:value-type="string">
            <text:p>Wohnung Rechts</text:p>
          </table:table-cell>
          <table:table-cell table:style-name="ce3" table:formula="of:=ISOWEEKNUM([.C83] )" office:value-type="float" office:value="31" calcext:value-type="float">
            <text:p>31</text:p>
          </table:table-cell>
          <table:table-cell table:style-name="ce13" table:formula="of:=[.C82] +7" office:value-type="date" office:date-value="2025-08-02T11:25:16.86" calcext:value-type="date">
            <text:p>02.08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4];[.$H$2])+1)" office:value-type="string" office:string-value="Wohnung Links" calcext:value-type="string">
            <text:p>Wohnung Links</text:p>
          </table:table-cell>
          <table:table-cell table:style-name="ce3" table:formula="of:=ISOWEEKNUM([.C84] )" office:value-type="float" office:value="32" calcext:value-type="float">
            <text:p>32</text:p>
          </table:table-cell>
          <table:table-cell table:style-name="ce13" table:formula="of:=[.C83] +7" office:value-type="date" office:date-value="2025-08-09T11:25:16.86" calcext:value-type="date">
            <text:p>09.08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5];[.$H$2])+1)" office:value-type="string" office:string-value="Wohnung Mitte" calcext:value-type="string">
            <text:p>Wohnung Mitte</text:p>
          </table:table-cell>
          <table:table-cell table:style-name="ce3" table:formula="of:=ISOWEEKNUM([.C85] )" office:value-type="float" office:value="33" calcext:value-type="float">
            <text:p>33</text:p>
          </table:table-cell>
          <table:table-cell table:style-name="ce13" table:formula="of:=[.C84] +7" office:value-type="date" office:date-value="2025-08-16T11:25:16.86" calcext:value-type="date">
            <text:p>16.08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6];[.$H$2])+1)" office:value-type="string" office:string-value="Wohnung Rechts" calcext:value-type="string">
            <text:p>Wohnung Rechts</text:p>
          </table:table-cell>
          <table:table-cell table:style-name="ce3" table:formula="of:=ISOWEEKNUM([.C86] )" office:value-type="float" office:value="34" calcext:value-type="float">
            <text:p>34</text:p>
          </table:table-cell>
          <table:table-cell table:style-name="ce13" table:formula="of:=[.C85] +7" office:value-type="date" office:date-value="2025-08-23T11:25:16.86" calcext:value-type="date">
            <text:p>23.08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7];[.$H$2])+1)" office:value-type="string" office:string-value="Wohnung Links" calcext:value-type="string">
            <text:p>Wohnung Links</text:p>
          </table:table-cell>
          <table:table-cell table:style-name="ce3" table:formula="of:=ISOWEEKNUM([.C87] )" office:value-type="float" office:value="35" calcext:value-type="float">
            <text:p>35</text:p>
          </table:table-cell>
          <table:table-cell table:style-name="ce13" table:formula="of:=[.C86] +7" office:value-type="date" office:date-value="2025-08-30T11:25:16.86" calcext:value-type="date">
            <text:p>30.08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8];[.$H$2])+1)" office:value-type="string" office:string-value="Wohnung Mitte" calcext:value-type="string">
            <text:p>Wohnung Mitte</text:p>
          </table:table-cell>
          <table:table-cell table:style-name="ce3" table:formula="of:=ISOWEEKNUM([.C88] )" office:value-type="float" office:value="36" calcext:value-type="float">
            <text:p>36</text:p>
          </table:table-cell>
          <table:table-cell table:style-name="ce13" table:formula="of:=[.C87] +7" office:value-type="date" office:date-value="2025-09-06T11:25:16.86" calcext:value-type="date">
            <text:p>06.09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89];[.$H$2])+1)" office:value-type="string" office:string-value="Wohnung Rechts" calcext:value-type="string">
            <text:p>Wohnung Rechts</text:p>
          </table:table-cell>
          <table:table-cell table:style-name="ce3" table:formula="of:=ISOWEEKNUM([.C89] )" office:value-type="float" office:value="37" calcext:value-type="float">
            <text:p>37</text:p>
          </table:table-cell>
          <table:table-cell table:style-name="ce13" table:formula="of:=[.C88] +7" office:value-type="date" office:date-value="2025-09-13T11:25:16.86" calcext:value-type="date">
            <text:p>13.09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90];[.$H$2])+1)" office:value-type="string" office:string-value="Wohnung Links" calcext:value-type="string">
            <text:p>Wohnung Links</text:p>
          </table:table-cell>
          <table:table-cell table:style-name="ce3" table:formula="of:=ISOWEEKNUM([.C90] )" office:value-type="float" office:value="38" calcext:value-type="float">
            <text:p>38</text:p>
          </table:table-cell>
          <table:table-cell table:style-name="ce13" table:formula="of:=[.C89] +7" office:value-type="date" office:date-value="2025-09-20T11:25:16.86" calcext:value-type="date">
            <text:p>20.09.25</text:p>
          </table:table-cell>
          <table:table-cell table:number-columns-repeated="5"/>
        </table:table-row>
        <table:table-row table:style-name="ro1">
          <table:table-cell table:style-name="ce2" table:formula="of:=INDEX([.G$2:.G$19]; MOD([.B91];[.$H$2])+1)" office:value-type="string" office:string-value="Wohnung Mitte" calcext:value-type="string">
            <text:p>Wohnung Mitte</text:p>
          </table:table-cell>
          <table:table-cell table:style-name="ce3" table:formula="of:=ISOWEEKNUM([.C91] )" office:value-type="float" office:value="39" calcext:value-type="float">
            <text:p>39</text:p>
          </table:table-cell>
          <table:table-cell table:style-name="ce13" table:formula="of:=[.C90] +7" office:value-type="date" office:date-value="2025-09-27T11:25:16.86" calcext:value-type="date">
            <text:p>27.09.25</text:p>
          </table:table-cell>
          <table:table-cell table:number-columns-repeated="5"/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7:43.192069734</meta:creation-date>
    <dc:date>2024-01-13T11:25:26.009105350</dc:date>
    <meta:editing-duration>PT1H21M2S</meta:editing-duration>
    <meta:editing-cycles>5</meta:editing-cycles>
    <meta:generator>LibreOffice/7.4.7.2$Linux_X86_64 LibreOffice_project/40$Build-2</meta:generator>
    <meta:document-statistic meta:table-count="1" meta:cell-count="280" meta:object-count="0"/>
  </office:meta>
</office:document-meta>
</file>